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Possibilidade: </text:p>
      <text:p text:style-name="Standard">P – Possível. </text:p>
      <text:p text:style-name="Standard">I – Impossível. </text:p>
      <text:p text:style-name="Standard">D – Depende de se ter mais dados sobre o problema. Indique quais seriam os dados necessários. </text:p>
      <text:p text:style-name="P1">Para Adequabilidade: </text:p>
      <text:p text:style-name="Standard">R – Recomendado. </text:p>
      <text:p text:style-name="Standard">N – Não-recomendado. </text:p>
      <text:p text:style-name="Standard">D – Depende de se ter mais dados sobre o problema. Indique quais seriam os dados necessários. </text:p>
      <text:p text:style-name="Standard"/>
      <text:p text:style-name="Standard"/>
      <text:p text:style-name="P1">P1. Problema com espaço de soluções contínuo e limitado, função de avaliação contínua e derivável e imagem contínua e limitada </text:p>
      <text:p text:style-name="P2"><text:span text:style-name="T1">Possibilidade: </text:span>Possível,</text:p>
      <text:p text:style-name="P2"><text:span text:style-name="T1">Adequabilidade: </text:span>Não recomendado, pois existem métodos de otimização não-lineares clássicos que aproveitam o fato de que a função é contínua e derivável para acelerar o processo de busca por um ótimo.</text:p>
      <text:p text:style-name="P1"/>
      <text:p text:style-name="P1">P2. Problema com espaço de soluções contínuo e limitado, função de avaliação contínua mas </text:p>
      <text:p text:style-name="P1">não-derivável e imagem contínua e limitada </text:p>
      <text:p text:style-name="P2"><text:span text:style-name="T1">Possibilidade: </text:span>Possível,</text:p>
      <text:p text:style-name="P2"><text:span text:style-name="T1">Adequabilidade: </text:span>Depende de se ter mais dados sobre o problema. Existem métodos clássicos que encontram soluções para funções não deriváveis, mas esses métodos têm aplicabilidade restrita. Em geral, um método evolutivo pode ser usado quando um método mais específico não estiver disponível.</text:p>
      <text:p text:style-name="P1"/>
      <text:p text:style-name="P1"/>
      <text:p text:style-name="P1">P3. Problema com espaço de soluções contínuo e limitado, função de avaliação descontínua, mas multi-modal com número finito de modos e imagem discreta </text:p>
      <text:p text:style-name="P2"><text:span text:style-name="T1">Possibilidade: </text:span>Possível,</text:p>
      <text:p text:style-name="P2"><text:span text:style-name="T1">Adequabilidade: </text:span>Recomendado. Os algoritmos evolutivos são voltados preferencialmente para esse tipo de problema.</text:p>
      <text:p text:style-name="P1"/>
      <text:p text:style-name="P1"/>
      <text:p text:style-name="P1">P4. Problema com espaço de soluções discreto, infinito e não-limitado </text:p>
      <text:p text:style-name="P2"><text:span text:style-name="T1">Possibilidade: </text:span>Possível,</text:p>
      <text:p text:style-name="P2"><text:span text:style-name="T1">Adequabilidade: </text:span>Não recomendado,</text:p>
      <text:p text:style-name="P1"/>
      <text:p text:style-name="P1"/>
      <text:p text:style-name="P1">P5. Problema com espaço de soluções discreto, infinito mas limitado e função de avaliação multi-modal, com número finito de modos </text:p>
      <text:p text:style-name="P2"><text:span text:style-name="T1">Possibilidade: </text:span>Possível,</text:p>
      <text:p text:style-name="P2"><text:span text:style-name="T1">Adequabilidade: </text:span>Não recomendado,</text:p>
      <text:p text:style-name="P1"/>
      <text:p text:style-name="P1"/>
      <text:p text:style-name="P1">P6. Problema com espaço de soluções discreto e finito e função de avaliação multi-modal, com número finito de modos </text:p>
      <text:p text:style-name="P2"><text:span text:style-name="T1">Possibilidade: </text:span>Possível,</text:p>
      <text:p text:style-name="P2"><text:soft-page-break/><text:span text:style-name="T1">Adequabilidade: </text:span>Não recomen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isson Azzolini</meta:initial-creator>
    <meta:creation-date>2009-06-17T11:56:23</meta:creation-date>
    <dc:creator>Alisson Azzolini</dc:creator>
    <dc:date>2009-06-17T17:03:46</dc:date>
    <meta:editing-cycles>4</meta:editing-cycles>
    <meta:editing-duration>PT1H9M16S</meta:editing-duration>
    <meta:user-defined meta:name="Informações 1"/>
    <meta:user-defined meta:name="Informações 2"/>
    <meta:user-defined meta:name="Informações 3"/>
    <meta:user-defined meta:name="Informações 4"/>
    <meta:document-statistic meta:table-count="0" meta:image-count="0" meta:object-count="0" meta:page-count="2" meta:paragraph-count="27" meta:word-count="270" meta:character-count="1864"/>
  </office:meta>
</office:document-meta>
</file>